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3.85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3.859cm"/>
    </style:style>
    <style:style style:name="pr6" style:family="presentation" style:parent-style-name="Обычный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size="28pt" style:font-size-asian="28pt" style:font-size-complex="2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506cm" svg:x="1.4cm" svg:y="0.837cm" presentation:class="title">
          <draw:text-box>
            <text:p>Проблема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Определение коэффициента теплоотдачи по видеокадрам процесса кипения при отсутствии сведений о поверхности и свойствах среды. Выходных данных должно быть достаточно для написания статьи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Тип ПО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Бизнес система - система управления данными</text:p>
              </text:list-item>
              <text:list-item>
                <text:p>Неформальная спецификация требований</text:p>
              </text:list-item>
              <text:list-item>
                <text:p>Гибкая разработка</text:p>
              </text:list-item>
              <text:list-item>
                <text:p>Планирование тестирования и гарантий качества по мере требования</text:p>
              </text:list-item>
              <text:list-item>
                <text:p>Разработчик сам тестирует свой код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>
          <draw:text-box>
            <text:p>Аргументы для итеративного подхода к разработке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Требования к проекту непонятны и могут изменится в процессе разработки</text:p>
              </text:list-item>
              <text:list-item>
                <text:p>Группа разработчиков незнакома с прикладной областью один не знает кипение а другой машинное обучение</text:p>
              </text:list-item>
              <text:list-item>
                <text:p>Проект сложен и неясен</text:p>
              </text:list-item>
              <text:list-item>
                <text:p>Долговременная предсказуемость продукта не играет большой рол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2" draw:layer="layout" svg:width="25.199cm" svg:height="5.209cm" svg:x="1.4cm" svg:y="1cm" presentation:class="title" presentation:user-transformed="true">
          <draw:text-box>
            <text:p>Требования (спецификация) I<text:line-break/><text:line-break/><text:span text:style-name="T1">Формат входных данных</text:span></text:p>
          </draw:text-box>
        </draw:frame>
        <draw:frame presentation:style-name="pr5" draw:text-style-name="P3" draw:layer="layout" svg:width="25.199cm" svg:height="13.859cm" svg:x="1.401cm" svg:y="6.8cm" presentation:class="outline" presentation:user-transformed="true">
          <draw:text-box>
            <text:list text:style-name="L3">
              <text:list-item>
                <text:p text:style-name="P3"><text:span text:style-name="T2">Видео файлы произвольного расширения и цветности (уточняется в процессе сбора базы данных)</text:span></text:p>
              </text:list-item>
              <text:list-item>
                <text:p text:style-name="P3"><text:span text:style-name="T2">Дополнительные атрибуты видео файла задаются в виде scv файла, разделитель запятая (имя виде файла, безразмерный коэффициент теплоотдачи Nu=0.00.~1000.00, дата, масштаб пикс\мм) Каждый файл на новой строке, количество атрибутов может увеличиваться до ~100 шт</text:span></text:p>
              </text:list-item>
              <text:list-item>
                <text:p text:style-name="P3"><text:span text:style-name="T2">Шаблоны для первичной обработки (массив картинок небольшого размера 3х3 5х5 и т.д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4" draw:layer="layout" svg:width="25.199cm" svg:height="5.209cm" svg:x="1.4cm" svg:y="0.8cm" presentation:class="title" presentation:user-transformed="true">
          <draw:text-box>
            <text:p>Требования (Спецификация) II<text:line-break/><text:line-break/>Формат выходных данных</text:p>
          </draw:text-box>
        </draw:frame>
        <draw:frame presentation:style-name="pr5" draw:text-style-name="P3" draw:layer="layout" svg:width="25.199cm" svg:height="13.859cm" svg:x="1.4cm" svg:y="6.741cm" presentation:class="outline" presentation:user-transformed="true">
          <draw:text-box>
            <text:list text:style-name="L3">
              <text:list-item>
                <text:p text:style-name="P3"><text:span text:style-name="T2">Значение безразмерной теплоотдачи Nu=0.00-~1000.00, погрешность. В виде массива или одиночного значения. На экране и в текстовом файле.</text:span></text:p>
              </text:list-item>
              <text:list-item>
                <text:p text:style-name="P3"><text:span text:style-name="T2">Графики статистики (Прогресс обучения, сведения о весах отдельных элементов, статистика о составе исходных компонентов) На экране и в текстовом файле состав может увеличиваться</text:span></text:p>
              </text:list-item>
              <text:list-item>
                <text:p text:style-name="P3"><text:span text:style-name="T2">Обработанные кадры видео. На экране и на диск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номер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11-29T13:00:29.88</meta:creation-date>
    <meta:editing-duration>PT31M53S</meta:editing-duration>
    <meta:editing-cycles>3</meta:editing-cycles>
    <dc:date>2017-11-29T14:19:25.66</dc:date>
    <meta:generator>OpenOffice/4.1.4$Win32 OpenOffice.org_project/414m5$Build-9788</meta:generator>
    <meta:document-statistic meta:object-count="45"/>
  </office:meta>
</office:document-meta>
</file>